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ff00" draw:textarea-horizontal-align="center" draw:textarea-vertical-align="middle"/>
    </style:style>
    <style:style style:name="gr4" style:family="graphic" style:parent-style-name="standard">
      <style:graphic-properties draw:marker-end="Line_20_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5.5cm" svg:height="1.5cm" svg:x="2.5cm" svg:y="4cm">
          <text:p text:style-name="P1">Centro_gravedad</text:p>
        </draw:rect>
        <draw:rect draw:style-name="gr1" draw:text-style-name="P1" draw:layer="layout" svg:width="5.5cm" svg:height="1.5cm" svg:x="2.5cm" svg:y="8cm">
          <text:p text:style-name="P1">Órbita</text:p>
        </draw:rect>
        <draw:rect draw:style-name="gr2" draw:text-style-name="P1" draw:layer="layout" svg:width="5.5cm" svg:height="1.5cm" svg:x="2.5cm" svg:y="12cm">
          <text:p text:style-name="P1">Planeta</text:p>
        </draw:rect>
        <draw:rect draw:style-name="gr3" draw:text-style-name="P1" draw:layer="layout" svg:width="6.5cm" svg:height="1.5cm" svg:x="10.5cm" svg:y="8cm">
          <text:p text:style-name="P1">Manejador_orbita</text:p>
        </draw:rect>
        <draw:rect draw:style-name="gr3" draw:text-style-name="P1" draw:layer="layout" svg:width="6.5cm" svg:height="1.5cm" svg:x="10.5cm" svg:y="12cm">
          <text:p text:style-name="P1">Control_rotación</text:p>
        </draw:rect>
        <draw:line draw:style-name="gr4" draw:text-style-name="P1" draw:layer="layout" svg:x1="5.5cm" svg:y1="8cm" svg:x2="5.5cm" svg:y2="5.5cm">
          <text:p/>
        </draw:line>
        <draw:line draw:style-name="gr4" draw:text-style-name="P1" draw:layer="layout" svg:x1="5.5cm" svg:y1="12cm" svg:x2="5.5cm" svg:y2="9.5cm">
          <text:p/>
        </draw:line>
        <draw:line draw:style-name="gr4" draw:text-style-name="P1" draw:layer="layout" svg:x1="10.5cm" svg:y1="12.5cm" svg:x2="8cm" svg:y2="12.5cm">
          <text:p/>
        </draw:line>
        <draw:line draw:style-name="gr4" draw:text-style-name="P1" draw:layer="layout" svg:x1="10.5cm" svg:y1="8.5cm" svg:x2="8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4-11T10:37:27.84</meta:creation-date>
    <dc:date>2011-04-11T11:00:41.42</dc:date>
    <meta:editing-duration>PT00H02M57S</meta:editing-duration>
    <meta:editing-cycles>1</meta:editing-cycles>
    <meta:document-statistic meta:object-count="9"/>
    <meta:generator>OpenOffice.org/3.2$Win32 OpenOffice.org_project/320m18$Build-9502</meta:generator>
  </office:meta>
</office:document-meta>
</file>